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10d5" officeooo:paragraph-rsid="000f10d5"/>
    </style:style>
    <style:style style:name="P2" style:family="paragraph" style:parent-style-name="Standard" style:list-style-name="L1">
      <style:text-properties officeooo:rsid="000f10d5" officeooo:paragraph-rsid="000f10d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ipassare di Database:</text:p>
      <text:p text:style-name="P1"/>
      <text:list xml:id="list1159175810" text:style-name="L1">
        <text:list-item>
          <text:p text:style-name="P2">creare database/tabella</text:p>
          <text:list>
            <text:list-item>
              <text:p text:style-name="P2">primarykey, attributi, foreingkey</text:p>
            </text:list-item>
          </text:list>
        </text:list-item>
        <text:list-item>
          <text:p text:style-name="P2">insert</text:p>
        </text:list-item>
        <text:list-item>
          <text:p text:style-name="P2">update</text:p>
        </text:list-item>
        <text:list-item>
          <text:p text:style-name="P2">where</text:p>
        </text:list-item>
        <text:list-item>
          <text:p text:style-name="P2">delete</text:p>
        </text:list-item>
        <text:list-item>
          <text:p text:style-name="P2">on cascad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3T11:53:46.452753067</meta:creation-date>
    <dc:date>2023-03-03T11:55:37.387937208</dc:date>
    <meta:editing-duration>PT1M51S</meta:editing-duration>
    <meta:editing-cycles>1</meta:editing-cycles>
    <meta:document-statistic meta:table-count="0" meta:image-count="0" meta:object-count="0" meta:page-count="1" meta:paragraph-count="8" meta:word-count="21" meta:character-count="118" meta:non-whitespace-character-count="112"/>
    <meta:generator>LibreOffice/6.4.7.2$Linux_X86_64 LibreOffice_project/40$Build-2</meta:generator>
  </office:meta>
</office:document-meta>
</file>